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  <style:text-properties fo:language="en" fo:country="US"/>
    </style:style>
    <style:style style:name="P2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5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8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1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1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P12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13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1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1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1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19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2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22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2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24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/>
    </style:style>
    <style:style style:name="T2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26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2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28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2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3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3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2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3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4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3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36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3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40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4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4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4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44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4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46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4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48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4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5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5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52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5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54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5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56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5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5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5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60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6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62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6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64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65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6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6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6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69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70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71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72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73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7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7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7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7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7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79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80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8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8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8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84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8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86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8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88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89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90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91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92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9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9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9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96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97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98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99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100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10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02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10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04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 fo:language="en" fo:country="US"/>
    </style:style>
    <style:style style:name="T105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106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 fo:language="en" fo:country="US"/>
    </style:style>
    <style:style style:name="T107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108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 fo:language="en" fo:country="US"/>
    </style:style>
    <style:style style:name="T109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110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 fo:language="en" fo:country="US"/>
    </style:style>
    <style:style style:name="T11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12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 fo:language="en" fo:country="US"/>
    </style:style>
    <style:style style:name="T11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114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115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11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1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11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119" style:parent-style-name="Обычный" style:family="paragraph">
      <style:text-properties fo:language="en" fo:country="US"/>
    </style:style>
    <style:style style:name="P120" style:parent-style-name="Обычный" style:family="paragraph">
      <style:text-properties fo:language="en" fo:country="US"/>
    </style:style>
    <style:style style:name="P121" style:parent-style-name="Обычный" style:family="paragraph">
      <style:text-properties fo:language="en" fo:country="US"/>
    </style:style>
    <style:style style:name="P122" style:parent-style-name="Обычный" style:family="paragraph">
      <style:text-properties fo:language="en" fo:country="US"/>
    </style:style>
    <style:style style:name="P123" style:parent-style-name="Обычный" style:family="paragraph">
      <style:paragraph-properties style:text-autospace="none" fo:margin-bottom="0in" fo:line-height="100%"/>
    </style:style>
    <style:style style:name="T12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12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126" style:parent-style-name="Обычный" style:family="paragraph">
      <style:paragraph-properties style:text-autospace="none" fo:margin-bottom="0in" fo:line-height="100%"/>
    </style:style>
    <style:style style:name="T12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12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129" style:parent-style-name="Обычный" style:family="paragraph">
      <style:paragraph-properties style:text-autospace="none" fo:margin-bottom="0in" fo:line-height="100%"/>
    </style:style>
    <style:style style:name="T13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13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32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P133" style:parent-style-name="Обычный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134" style:parent-style-name="Обычный" style:family="paragraph">
      <style:paragraph-properties style:text-autospace="none" fo:margin-bottom="0in" fo:line-height="100%"/>
    </style:style>
    <style:style style:name="T13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3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13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3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13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140" style:parent-style-name="Обычный" style:family="paragraph">
      <style:paragraph-properties style:text-autospace="none" fo:margin-bottom="0in" fo:line-height="100%"/>
    </style:style>
    <style:style style:name="T14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4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143" style:parent-style-name="Обычный" style:family="paragraph">
      <style:paragraph-properties style:text-autospace="none" fo:margin-bottom="0in" fo:line-height="100%"/>
    </style:style>
    <style:style style:name="T14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145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/>
    </style:style>
    <style:style style:name="T14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147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14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149" style:parent-style-name="Обычный" style:family="paragraph">
      <style:paragraph-properties style:text-autospace="none" fo:margin-bottom="0in" fo:line-height="100%"/>
    </style:style>
    <style:style style:name="T15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15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15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53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15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55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15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157" style:parent-style-name="Обычный" style:family="paragraph">
      <style:paragraph-properties style:text-autospace="none" fo:margin-bottom="0in" fo:line-height="100%"/>
    </style:style>
    <style:style style:name="T15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5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16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161" style:parent-style-name="Обычный" style:family="paragraph">
      <style:paragraph-properties style:text-autospace="none" fo:margin-bottom="0in" fo:line-height="100%"/>
    </style:style>
    <style:style style:name="T16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6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16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6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16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167" style:parent-style-name="Обычный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168" style:parent-style-name="Обычный" style:family="paragraph">
      <style:paragraph-properties style:text-autospace="none" fo:margin-bottom="0in" fo:line-height="100%"/>
    </style:style>
    <style:style style:name="T16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7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17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72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17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74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17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176" style:parent-style-name="Обычный" style:family="paragraph">
      <style:paragraph-properties style:text-autospace="none" fo:margin-bottom="0in" fo:line-height="100%"/>
    </style:style>
    <style:style style:name="T17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78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17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180" style:parent-style-name="Обычный" style:family="paragraph">
      <style:paragraph-properties style:text-autospace="none" fo:margin-bottom="0in" fo:line-height="100%"/>
    </style:style>
    <style:style style:name="T18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8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18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184" style:parent-style-name="Обычный" style:family="paragraph">
      <style:paragraph-properties style:text-autospace="none" fo:margin-bottom="0in" fo:line-height="100%"/>
    </style:style>
    <style:style style:name="T18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8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187" style:parent-style-name="Обычный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188" style:parent-style-name="Обычный" style:family="paragraph">
      <style:paragraph-properties style:text-autospace="none" fo:margin-bottom="0in" fo:line-height="100%"/>
    </style:style>
    <style:style style:name="T18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190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/>
    </style:style>
    <style:style style:name="T19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192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19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194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19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196" style:parent-style-name="Обычный" style:family="paragraph">
      <style:paragraph-properties style:text-autospace="none" fo:margin-bottom="0in" fo:line-height="100%"/>
    </style:style>
    <style:style style:name="T19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19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9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00" style:parent-style-name="Обычный" style:family="paragraph">
      <style:text-properties fo:language="en" fo:country="US"/>
    </style:style>
    <style:style style:name="P201" style:parent-style-name="Обычный" style:family="paragraph">
      <style:text-properties fo:language="en" fo:country="US"/>
    </style:style>
    <style:style style:name="P202" style:parent-style-name="Обычный" style:family="paragraph">
      <style:paragraph-properties style:text-autospace="none" fo:margin-bottom="0in" fo:line-height="100%"/>
    </style:style>
    <style:style style:name="T20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20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05" style:parent-style-name="Обычный" style:family="paragraph">
      <style:paragraph-properties style:text-autospace="none" fo:margin-bottom="0in" fo:line-height="100%"/>
    </style:style>
    <style:style style:name="T20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20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08" style:parent-style-name="Обычный" style:family="paragraph">
      <style:paragraph-properties style:text-autospace="none" fo:margin-bottom="0in" fo:line-height="100%"/>
    </style:style>
    <style:style style:name="T20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21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11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P212" style:parent-style-name="Обычный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13" style:parent-style-name="Обычный" style:family="paragraph">
      <style:paragraph-properties style:text-autospace="none" fo:margin-bottom="0in" fo:line-height="100%"/>
    </style:style>
    <style:style style:name="T21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1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21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1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21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1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22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21" style:parent-style-name="Обычный" style:family="paragraph">
      <style:paragraph-properties style:text-autospace="none" fo:margin-bottom="0in" fo:line-height="100%"/>
    </style:style>
    <style:style style:name="T22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2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224" style:parent-style-name="Обычный" style:family="paragraph">
      <style:paragraph-properties style:text-autospace="none" fo:margin-bottom="0in" fo:line-height="100%"/>
    </style:style>
    <style:style style:name="T22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226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/>
    </style:style>
    <style:style style:name="T22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228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22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230" style:parent-style-name="Обычный" style:family="paragraph">
      <style:paragraph-properties style:text-autospace="none" fo:margin-bottom="0in" fo:line-height="100%"/>
    </style:style>
    <style:style style:name="T23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23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23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34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23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36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23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38" style:parent-style-name="Обычный" style:family="paragraph">
      <style:paragraph-properties style:text-autospace="none" fo:margin-bottom="0in" fo:line-height="100%"/>
    </style:style>
    <style:style style:name="T23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4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24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4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24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44" style:parent-style-name="Обычный" style:family="paragraph">
      <style:paragraph-properties style:text-autospace="none" fo:margin-bottom="0in" fo:line-height="100%"/>
    </style:style>
    <style:style style:name="T24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4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24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4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24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50" style:parent-style-name="Обычный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51" style:parent-style-name="Обычный" style:family="paragraph">
      <style:paragraph-properties style:text-autospace="none" fo:margin-bottom="0in" fo:line-height="100%"/>
    </style:style>
    <style:style style:name="T25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5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25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55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25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57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25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59" style:parent-style-name="Обычный" style:family="paragraph">
      <style:paragraph-properties style:text-autospace="none" fo:margin-bottom="0in" fo:line-height="100%"/>
    </style:style>
    <style:style style:name="T26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6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26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63" style:parent-style-name="Обычный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64" style:parent-style-name="Обычный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65" style:parent-style-name="Обычный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66" style:parent-style-name="Обычный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67" style:parent-style-name="Обычный" style:family="paragraph">
      <style:paragraph-properties style:text-autospace="none" fo:margin-bottom="0in" fo:line-height="100%"/>
    </style:style>
    <style:style style:name="T26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6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P270" style:parent-style-name="Обычный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71" style:parent-style-name="Обычный" style:family="paragraph">
      <style:paragraph-properties style:text-autospace="none" fo:margin-bottom="0in" fo:line-height="100%"/>
    </style:style>
    <style:style style:name="T27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73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27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75" style:parent-style-name="Обычный" style:family="paragraph">
      <style:paragraph-properties style:text-autospace="none" fo:margin-bottom="0in" fo:line-height="100%"/>
    </style:style>
    <style:style style:name="T27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7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278" style:parent-style-name="Обычный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279" style:parent-style-name="Обычный" style:family="paragraph">
      <style:paragraph-properties style:text-autospace="none" fo:margin-bottom="0in" fo:line-height="100%"/>
    </style:style>
    <style:style style:name="T28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281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/>
    </style:style>
    <style:style style:name="T28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283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28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285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286" style:parent-style-name="Основнойшрифтабзаца" style:family="text">
      <style:text-properties style:font-name="Cascadia Mono" style:font-name-complex="Cascadia Mono" fo:color="#9E5B71" fo:font-size="9.5pt" style:font-size-asian="9.5pt" style:font-size-complex="9.5pt" fo:background-color="#FFFFFF"/>
    </style:style>
    <style:style style:name="T287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288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28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290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29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292" style:parent-style-name="Обычный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293" style:parent-style-name="Обычный" style:family="paragraph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294" style:parent-style-name="Обычный" style:family="paragraph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295" style:parent-style-name="Обычный" style:family="paragraph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296" style:parent-style-name="Обычный" style:family="paragraph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297" style:parent-style-name="Обычный" style:family="paragraph">
      <style:text-properties style:font-name-complex="Calibri" fo:color="#000000" style:font-size-complex="9.5pt" fo:background-color="#FFFFFF" fo:language="en" fo:country="US"/>
    </style:style>
    <style:style style:name="P298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29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30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301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0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30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304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0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30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07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P308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309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1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1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31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1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31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315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1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1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318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1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320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/>
    </style:style>
    <style:style style:name="T32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322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32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324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2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32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32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28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32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30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33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332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3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3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33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336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337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3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3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34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4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34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343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344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4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4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34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48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34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50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35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352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5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5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35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356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357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358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359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6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6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P362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363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364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365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6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67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36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369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7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7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372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7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374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/>
    </style:style>
    <style:style style:name="T37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376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37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378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37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380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hyphenate="true"/>
    </style:style>
    <style:style style:name="P381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hyphenate="true"/>
    </style:style>
    <style:style style:name="T38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</office:automatic-styles>
  <office:body>
    <office:text text:use-soft-page-breaks="true">
      <text:p text:style-name="P1">//№1</text:p>
      <text:p text:style-name="P2"><text:span text:style-name="T3">using</text:span><text:span text:style-name="T4"><text:s/>System;</text:span></text:p>
      <text:p text:style-name="P5"><text:span text:style-name="T6">using</text:span><text:span text:style-name="T7"><text:s/>System.Reflection.Emit;</text:span></text:p>
      <text:p text:style-name="P8"><text:span text:style-name="T9">class</text:span><text:span text:style-name="T10"><text:s/></text:span><text:span text:style-name="T11">Program</text:span></text:p>
      <text:p text:style-name="P12">{</text:p>
      <text:p text:style-name="P13"><text:span text:style-name="T14"><text:s text:c="4"/></text:span><text:span text:style-name="T15">static</text:span><text:span text:style-name="T16"><text:s/></text:span><text:span text:style-name="T17">void</text:span><text:span text:style-name="T18"><text:s/>Main()</text:span></text:p>
      <text:p text:style-name="P19"><text:span text:style-name="T20"><text:s text:c="4"/></text:span><text:span text:style-name="T21">{</text:span></text:p>
      <text:p text:style-name="P22"><text:span text:style-name="T23"><text:s text:c="8"/></text:span><text:span text:style-name="T24">Console</text:span><text:span text:style-name="T25">.Write(</text:span><text:span text:style-name="T26">"Введите число эл-тов(&gt;=3): "</text:span><text:span text:style-name="T27">);</text:span></text:p>
      <text:p text:style-name="P28"><text:span text:style-name="T29"><text:s text:c="8"/></text:span><text:span text:style-name="T30">int</text:span><text:span text:style-name="T31"><text:s/>amount =<text:s/></text:span><text:span text:style-name="T32">Convert</text:span><text:span text:style-name="T33">.ToInt32(</text:span><text:span text:style-name="T34">Console</text:span><text:span text:style-name="T35">.ReadLine());</text:span></text:p>
      <text:p text:style-name="P36"><text:span text:style-name="T37"><text:s text:c="8"/></text:span><text:span text:style-name="T38">int</text:span><text:span text:style-name="T39"><text:s/>cnt = 0;</text:span></text:p>
      <text:p text:style-name="P40"><text:span text:style-name="T41"><text:s text:c="8"/></text:span><text:span text:style-name="T42">int</text:span><text:span text:style-name="T43"><text:s/>first =<text:s/></text:span><text:span text:style-name="T44">Convert</text:span><text:span text:style-name="T45">.ToInt32(</text:span><text:span text:style-name="T46">Console</text:span><text:span text:style-name="T47">.ReadLine());</text:span></text:p>
      <text:p text:style-name="P48"><text:span text:style-name="T49"><text:s text:c="8"/></text:span><text:span text:style-name="T50">int</text:span><text:span text:style-name="T51"><text:s/>second =<text:s/></text:span><text:span text:style-name="T52">Convert</text:span><text:span text:style-name="T53">.ToInt32(</text:span><text:span text:style-name="T54">Console</text:span><text:span text:style-name="T55">.ReadLine());</text:span></text:p>
      <text:p text:style-name="P56"><text:span text:style-name="T57"><text:s text:c="8"/></text:span><text:span text:style-name="T58">int</text:span><text:span text:style-name="T59"><text:s/>third =<text:s/></text:span><text:span text:style-name="T60">Convert</text:span><text:span text:style-name="T61">.ToInt32(</text:span><text:span text:style-name="T62">Console</text:span><text:span text:style-name="T63">.ReadLine());</text:span></text:p>
      <text:p text:style-name="P64"/>
      <text:p text:style-name="P65"><text:span text:style-name="T66"><text:s text:c="8"/></text:span><text:span text:style-name="T67">if</text:span><text:span text:style-name="T68"><text:s/>(first &lt; <text:s/>second &amp;&amp; second &lt; third)</text:span></text:p>
      <text:p text:style-name="P69"><text:s text:c="8"/>{</text:p>
      <text:p text:style-name="P70"><text:s text:c="12"/>cnt++;</text:p>
      <text:p text:style-name="P71"><text:s text:c="8"/>}</text:p>
      <text:p text:style-name="P72"/>
      <text:p text:style-name="P73"><text:span text:style-name="T74"><text:s text:c="8"/></text:span><text:span text:style-name="T75">for</text:span><text:span text:style-name="T76"><text:s/>(</text:span><text:span text:style-name="T77">int</text:span><text:span text:style-name="T78"><text:s/>i = 0; i &lt; amount-3; i++)</text:span></text:p>
      <text:p text:style-name="P79"><text:s text:c="8"/>{</text:p>
      <text:p text:style-name="P80"><text:span text:style-name="T81"><text:s text:c="12"/></text:span><text:span text:style-name="T82">int</text:span><text:span text:style-name="T83"><text:s/>num =<text:s/></text:span><text:span text:style-name="T84">Convert</text:span><text:span text:style-name="T85">.ToInt32(</text:span><text:span text:style-name="T86">Console</text:span><text:span text:style-name="T87">.ReadLine());</text:span></text:p>
      <text:p text:style-name="P88"><text:s text:c="12"/>first = second;</text:p>
      <text:p text:style-name="P89"><text:s text:c="12"/>second = third;</text:p>
      <text:p text:style-name="P90"><text:s text:c="12"/>third = num;</text:p>
      <text:p text:style-name="P91"/>
      <text:p text:style-name="P92"><text:span text:style-name="T93"><text:s text:c="12"/></text:span><text:span text:style-name="T94">if</text:span><text:span text:style-name="T95"><text:s/>(first &lt; second &amp;&amp; second &lt; third)</text:span></text:p>
      <text:p text:style-name="P96"><text:s text:c="12"/>{</text:p>
      <text:p text:style-name="P97"><text:s text:c="16"/>cnt++;</text:p>
      <text:p text:style-name="P98"><text:s text:c="12"/>}</text:p>
      <text:p text:style-name="P99"><text:s text:c="8"/>}</text:p>
      <text:p text:style-name="P100"><text:span text:style-name="T101"><text:s text:c="8"/></text:span><text:span text:style-name="T102">Console</text:span><text:span text:style-name="T103">.WriteLine(</text:span><text:span text:style-name="T104">$"</text:span><text:span text:style-name="T105">количество</text:span><text:span text:style-name="T106"><text:s/></text:span><text:span text:style-name="T107">локальных</text:span><text:span text:style-name="T108"><text:s/></text:span><text:span text:style-name="T109">минимумов</text:span><text:span text:style-name="T110">:<text:s/></text:span><text:span text:style-name="T111">{cnt}</text:span><text:span text:style-name="T112">"</text:span><text:span text:style-name="T113">);</text:span></text:p>
      <text:p text:style-name="P114"><text:s text:c="8"/></text:p>
      <text:p text:style-name="P115"><text:span text:style-name="T116"><text:s text:c="4"/></text:span><text:span text:style-name="T117">} <text:s/></text:span></text:p>
      <text:p text:style-name="Обычный"><text:span text:style-name="T118">}</text:span></text:p>
      <text:p text:style-name="P119"/>
      <text:p text:style-name="P120"/>
      <text:p text:style-name="P121"/>
      <text:p text:style-name="P122">//№2</text:p>
      <text:p text:style-name="P123"><text:span text:style-name="T124">using</text:span><text:span text:style-name="T125"><text:s/>System;</text:span></text:p>
      <text:p text:style-name="P126"><text:span text:style-name="T127">using</text:span><text:span text:style-name="T128"><text:s/>System.Reflection.Emit;</text:span></text:p>
      <text:p text:style-name="P129"><text:span text:style-name="T130">class</text:span><text:span text:style-name="T131"><text:s/></text:span><text:span text:style-name="T132">Program</text:span></text:p>
      <text:p text:style-name="P133">{</text:p>
      <text:p text:style-name="P134"><text:span text:style-name="T135"><text:s text:c="4"/></text:span><text:span text:style-name="T136">static</text:span><text:span text:style-name="T137"><text:s/></text:span><text:span text:style-name="T138">void</text:span><text:span text:style-name="T139"><text:s/>Main()</text:span></text:p>
      <text:p text:style-name="P140"><text:span text:style-name="T141"><text:s text:c="4"/></text:span><text:span text:style-name="T142">{</text:span></text:p>
      <text:p text:style-name="P143"><text:span text:style-name="T144"><text:s text:c="8"/></text:span><text:span text:style-name="T145">Console</text:span><text:span text:style-name="T146">.Write(</text:span><text:span text:style-name="T147">"Введите число эл-тов: "</text:span><text:span text:style-name="T148">);</text:span></text:p>
      <text:p text:style-name="P149"><text:span text:style-name="T150"><text:s text:c="8"/></text:span><text:span text:style-name="T151">int</text:span><text:span text:style-name="T152"><text:s/>amount =<text:s/></text:span><text:span text:style-name="T153">Convert</text:span><text:span text:style-name="T154">.ToInt32(</text:span><text:span text:style-name="T155">Console</text:span><text:span text:style-name="T156">.ReadLine());</text:span></text:p>
      <text:p text:style-name="P157"><text:span text:style-name="T158"><text:s text:c="8"/></text:span><text:span text:style-name="T159">int</text:span><text:span text:style-name="T160"><text:s/>cnt = 0;</text:span></text:p>
      <text:p text:style-name="P161"><text:span text:style-name="T162"><text:s text:c="8"/></text:span><text:span text:style-name="T163">for</text:span><text:span text:style-name="T164"><text:s/>(</text:span><text:span text:style-name="T165">int</text:span><text:span text:style-name="T166"><text:s/>i = 0; i &lt; amount; i++)</text:span></text:p>
      <text:p text:style-name="P167"><text:s text:c="8"/>{</text:p>
      <text:p text:style-name="P168"><text:span text:style-name="T169"><text:s text:c="12"/></text:span><text:span text:style-name="T170">int</text:span><text:span text:style-name="T171"><text:s/>two =<text:s/></text:span><text:span text:style-name="T172">Convert</text:span><text:span text:style-name="T173">.ToInt32(</text:span><text:span text:style-name="T174">Console</text:span><text:span text:style-name="T175">.ReadLine());</text:span></text:p>
      <text:p text:style-name="P176"><text:span text:style-name="T177"><text:s text:c="12"/>two =<text:s/></text:span><text:span text:style-name="T178">Math</text:span><text:span text:style-name="T179">.Abs(two);</text:span></text:p>
      <text:p text:style-name="P180"><text:span text:style-name="T181"><text:s text:c="12"/></text:span><text:span text:style-name="T182">if</text:span><text:span text:style-name="T183"><text:s/>(two % 10 == 2)</text:span></text:p>
      <text:p text:style-name="P184"><text:span text:style-name="T185"><text:s text:c="16"/></text:span><text:span text:style-name="T186">cnt += 1;</text:span></text:p>
      <text:p text:style-name="P187"><text:s text:c="8"/>}</text:p>
      <text:p text:style-name="P188"><text:span text:style-name="T189"><text:s text:c="8"/></text:span><text:span text:style-name="T190">Console</text:span><text:span text:style-name="T191">.WriteLine(</text:span><text:span text:style-name="T192">$"число эл-тов, которые оканчиваются на 2:<text:s/></text:span><text:span text:style-name="T193">{cnt}</text:span><text:span text:style-name="T194">"</text:span><text:span text:style-name="T195">);</text:span></text:p>
      <text:p text:style-name="P196"><text:span text:style-name="T197"><text:s text:c="4"/></text:span><text:span text:style-name="T198">} <text:s/></text:span></text:p>
      <text:p text:style-name="Обычный"><text:span text:style-name="T199">}</text:span></text:p>
      <text:p text:style-name="P200"/>
      <text:soft-page-break/>
      <text:p text:style-name="P201">//№3</text:p>
      <text:p text:style-name="P202"><text:span text:style-name="T203">using</text:span><text:span text:style-name="T204"><text:s/>System;</text:span></text:p>
      <text:p text:style-name="P205"><text:span text:style-name="T206">using</text:span><text:span text:style-name="T207"><text:s/>System.Reflection.Emit;</text:span></text:p>
      <text:p text:style-name="P208"><text:span text:style-name="T209">class</text:span><text:span text:style-name="T210"><text:s/></text:span><text:span text:style-name="T211">Program</text:span></text:p>
      <text:p text:style-name="P212">{</text:p>
      <text:p text:style-name="P213"><text:span text:style-name="T214"><text:s text:c="4"/></text:span><text:span text:style-name="T215">public</text:span><text:span text:style-name="T216"><text:s/></text:span><text:span text:style-name="T217">static</text:span><text:span text:style-name="T218"><text:s/></text:span><text:span text:style-name="T219">void</text:span><text:span text:style-name="T220"><text:s/>Main()</text:span></text:p>
      <text:p text:style-name="P221"><text:span text:style-name="T222"><text:s text:c="4"/></text:span><text:span text:style-name="T223">{</text:span></text:p>
      <text:p text:style-name="P224"><text:span text:style-name="T225"><text:s text:c="8"/></text:span><text:span text:style-name="T226">Console</text:span><text:span text:style-name="T227">.Write(</text:span><text:span text:style-name="T228">"Введите число эл-тов(&gt;=3): "</text:span><text:span text:style-name="T229">);</text:span></text:p>
      <text:p text:style-name="P230"><text:span text:style-name="T231"><text:s text:c="8"/></text:span><text:span text:style-name="T232">int</text:span><text:span text:style-name="T233"><text:s/>amount =<text:s/></text:span><text:span text:style-name="T234">Convert</text:span><text:span text:style-name="T235">.ToInt32(</text:span><text:span text:style-name="T236">Console</text:span><text:span text:style-name="T237">.ReadLine());</text:span></text:p>
      <text:p text:style-name="P238"><text:span text:style-name="T239"><text:s text:c="8"/></text:span><text:span text:style-name="T240">int</text:span><text:span text:style-name="T241"><text:s/>max1 =-100000;<text:s/></text:span><text:span text:style-name="T242">int</text:span><text:span text:style-name="T243"><text:s/>max2 = -100000;</text:span></text:p>
      <text:p text:style-name="P244"><text:span text:style-name="T245"><text:s text:c="8"/></text:span><text:span text:style-name="T246">for</text:span><text:span text:style-name="T247"><text:s/>(</text:span><text:span text:style-name="T248">int</text:span><text:span text:style-name="T249"><text:s/>i = 0; i &lt; amount; i++)</text:span></text:p>
      <text:p text:style-name="P250"><text:s text:c="8"/>{</text:p>
      <text:p text:style-name="P251"><text:span text:style-name="T252"><text:s text:c="12"/></text:span><text:span text:style-name="T253">int</text:span><text:span text:style-name="T254"><text:s/>num =<text:s/></text:span><text:span text:style-name="T255">Convert</text:span><text:span text:style-name="T256">.ToInt32(</text:span><text:span text:style-name="T257">Console</text:span><text:span text:style-name="T258">.ReadLine());</text:span></text:p>
      <text:p text:style-name="P259"><text:span text:style-name="T260"><text:s text:c="12"/></text:span><text:span text:style-name="T261">if</text:span><text:span text:style-name="T262"><text:s/>(num &gt;= max1)</text:span></text:p>
      <text:p text:style-name="P263"><text:s text:c="12"/>{</text:p>
      <text:p text:style-name="P264"><text:s text:c="16"/>max2 = max1;</text:p>
      <text:p text:style-name="P265"><text:s text:c="16"/>max1 = num;</text:p>
      <text:p text:style-name="P266"><text:s text:c="12"/>}</text:p>
      <text:p text:style-name="P267"><text:span text:style-name="T268"><text:s text:c="12"/></text:span><text:span text:style-name="T269">else</text:span></text:p>
      <text:p text:style-name="P270"><text:s text:c="12"/>{</text:p>
      <text:p text:style-name="P271"><text:span text:style-name="T272"><text:s text:c="16"/>max2 =<text:s/></text:span><text:span text:style-name="T273">Math</text:span><text:span text:style-name="T274">.Max(max2, num);</text:span></text:p>
      <text:p text:style-name="P275"><text:span text:style-name="T276"><text:s text:c="12"/></text:span><text:span text:style-name="T277">}</text:span></text:p>
      <text:p text:style-name="P278"><text:s text:c="8"/>}</text:p>
      <text:p text:style-name="P279"><text:span text:style-name="T280"><text:s text:c="8"/></text:span><text:span text:style-name="T281">Console</text:span><text:span text:style-name="T282">.WriteLine(</text:span><text:span text:style-name="T283">$"первое максимальное число:<text:s/></text:span><text:span text:style-name="T284">{max1}</text:span><text:span text:style-name="T285"><text:s/></text:span><text:span text:style-name="T286">\n</text:span><text:span text:style-name="T287">второе наибольшее<text:s/></text:span><text:span text:style-name="T288">число:<text:s/></text:span><text:span text:style-name="T289">{max2}</text:span><text:span text:style-name="T290">"</text:span><text:span text:style-name="T291">);</text:span></text:p>
      <text:p text:style-name="P292"><text:s text:c="4"/>}</text:p>
      <text:p text:style-name="P293">}</text:p>
      <text:p text:style-name="P294"/>
      <text:p text:style-name="P295"/>
      <text:p text:style-name="P296"/>
      <text:p text:style-name="P297">//№4</text:p>
      <text:p text:style-name="P298"><text:span text:style-name="T299">using</text:span><text:span text:style-name="T300"><text:s/>System;</text:span></text:p>
      <text:p text:style-name="P301"><text:span text:style-name="T302">using</text:span><text:span text:style-name="T303"><text:s/>System.Reflection.Emit;</text:span></text:p>
      <text:p text:style-name="P304"><text:span text:style-name="T305">class</text:span><text:span text:style-name="T306"><text:s/></text:span><text:span text:style-name="T307">Program</text:span></text:p>
      <text:p text:style-name="P308">{</text:p>
      <text:p text:style-name="P309"><text:span text:style-name="T310"><text:s text:c="4"/></text:span><text:span text:style-name="T311">static</text:span><text:span text:style-name="T312"><text:s/></text:span><text:span text:style-name="T313">void</text:span><text:span text:style-name="T314"><text:s/>Main()</text:span></text:p>
      <text:p text:style-name="P315"><text:span text:style-name="T316"><text:s text:c="4"/></text:span><text:span text:style-name="T317">{</text:span></text:p>
      <text:p text:style-name="P318"><text:span text:style-name="T319"><text:s text:c="8"/></text:span><text:span text:style-name="T320">Console</text:span><text:span text:style-name="T321">.Write(</text:span><text:span text:style-name="T322">"Введите число эл-тов(&gt;=3): "</text:span><text:span text:style-name="T323">);</text:span></text:p>
      <text:p text:style-name="P324"><text:span text:style-name="T325"><text:s text:c="8"/></text:span><text:span text:style-name="T326">int</text:span><text:span text:style-name="T327"><text:s/>amount =<text:s/></text:span><text:span text:style-name="T328">Convert</text:span><text:span text:style-name="T329">.ToInt32(</text:span><text:span text:style-name="T330">Console</text:span><text:span text:style-name="T331">.ReadLine());</text:span></text:p>
      <text:p text:style-name="P332"><text:span text:style-name="T333"><text:s text:c="8"/></text:span><text:span text:style-name="T334">int</text:span><text:span text:style-name="T335"><text:s/>cnt = 0, final = 0;</text:span></text:p>
      <text:p text:style-name="P336"/>
      <text:p text:style-name="P337"><text:span text:style-name="T338"><text:s text:c="8"/></text:span><text:span text:style-name="T339">for</text:span><text:span text:style-name="T340"><text:s/>(</text:span><text:span text:style-name="T341">int</text:span><text:span text:style-name="T342"><text:s/>i = 0; i &lt; amount; i++)</text:span></text:p>
      <text:p text:style-name="P343"><text:s text:c="8"/>{</text:p>
      <text:p text:style-name="P344"><text:span text:style-name="T345"><text:s text:c="12"/></text:span><text:span text:style-name="T346">int</text:span><text:span text:style-name="T347"><text:s/>num =<text:s/></text:span><text:span text:style-name="T348">Convert</text:span><text:span text:style-name="T349">.ToInt32(</text:span><text:span text:style-name="T350">Console</text:span><text:span text:style-name="T351">.ReadLine());</text:span></text:p>
      <text:p text:style-name="P352"><text:span text:style-name="T353"><text:s text:c="12"/></text:span><text:span text:style-name="T354">if</text:span><text:span text:style-name="T355"><text:s/>(num % 2 == 0)</text:span></text:p>
      <text:p text:style-name="P356"><text:s text:c="12"/>{</text:p>
      <text:p text:style-name="P357"><text:s text:c="16"/>cnt++;</text:p>
      <text:p text:style-name="P358"><text:s text:c="12"/>}</text:p>
      <text:p text:style-name="P359"><text:span text:style-name="T360"><text:s text:c="12"/></text:span><text:span text:style-name="T361">else</text:span></text:p>
      <text:p text:style-name="P362"><text:s text:c="12"/>{</text:p>
      <text:p text:style-name="P363"><text:s text:c="16"/>cnt = 0;</text:p>
      <text:p text:style-name="P364"><text:s text:c="12"/>}</text:p>
      <text:p text:style-name="P365"><text:span text:style-name="T366"><text:s text:c="12"/>final =<text:s/></text:span><text:span text:style-name="T367">Math</text:span><text:span text:style-name="T368">.Max(cnt, final);</text:span></text:p>
      <text:p text:style-name="P369"><text:span text:style-name="T370"><text:s text:c="8"/></text:span><text:span text:style-name="T371">}</text:span></text:p>
      <text:p text:style-name="P372"><text:span text:style-name="T373"><text:s text:c="8"/></text:span><text:span text:style-name="T374">Console</text:span><text:span text:style-name="T375">.WriteLine(</text:span><text:span text:style-name="T376">$"максимальная длина четных эл-тов:<text:s/></text:span><text:span text:style-name="T377">{final}</text:span><text:span text:style-name="T378">"</text:span><text:span text:style-name="T379">);</text:span></text:p>
      <text:p text:style-name="P380"><text:s text:c="8"/></text:p>
      <text:p text:style-name="P381"><text:s text:c="4"/>} <text:s/></text:p>
      <text:p text:style-name="Обычный"><text:span text:style-name="T382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4-10-22T17:38:00Z</meta:creation-date>
    <dc:date>2024-10-23T16:08:00Z</dc:date>
    <meta:template xlink:href="Normal" xlink:type="simple"/>
    <meta:editing-cycles>5</meta:editing-cycles>
    <meta:editing-duration>PT2760S</meta:editing-duration>
    <meta:document-statistic meta:page-count="2" meta:paragraph-count="5" meta:word-count="409" meta:character-count="2736" meta:row-count="19" meta:non-whitespace-character-count="2332"/>
  </office:meta>
</office:document-meta>
</file>